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82.5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table table:name="Tabelle1" table:style-name="ta1" table:print="false">
        <table:table-column table:style-name="co1" table:number-columns-repeated="6" table:default-cell-style-name="Default"/>
        <table:table-column table:style-name="co2" table:default-cell-style-name="ce1"/>
        <table:table-column table:style-name="co1" table:number-columns-repeated="2" table:default-cell-style-name="Default"/>
        <table:table-column table:style-name="co1" table:number-columns-repeated="3" table:default-cell-style-name="ce1"/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Default"/>
          <table:table-cell office:value-type="string" calcext:value-type="string">
            <text:p>Generic 5%</text:p>
          </table:table-cell>
          <table:table-cell office:value-type="string" calcext:value-type="string">
            <text:p>SH +100+1 per ton above 100</text:p>
          </table:table-cell>
          <table:table-cell table:style-name="Default"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superlight</text:p>
          </table:table-cell>
          <table:table-cell table:number-columns-repeated="2"/>
          <table:table-cell office:value-type="string" calcext:value-type="string">
            <text:p>hp cost by weight class</text:p>
          </table:table-cell>
          <table:table-cell/>
          <table:table-cell table:style-name="Default"/>
          <table:table-cell office:value-type="string" calcext:value-type="string">
            <text:p>Clan 30%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Base Cost</text:p>
          </table:table-cell>
          <table:table-cell/>
          <table:table-cell office:value-type="string" calcext:value-type="string">
            <text:p>Chassis</text:p>
          </table:table-cell>
          <table:table-cell/>
          <table:table-cell office:value-type="string" calcext:value-type="string">
            <text:p>hardpoints</text:p>
          </table:table-cell>
          <table:table-cell/>
          <table:table-cell table:style-name="Default" office:value-type="string" calcext:value-type="string">
            <text:p>Type-mult</text:p>
          </table:table-cell>
          <table:table-cell office:value-type="string" calcext:value-type="string">
            <text:p>Elite 20%</text:p>
          </table:table-cell>
          <table:table-cell/>
          <table:table-cell table:style-name="Default" office:value-type="string" calcext:value-type="string">
            <text:p>hardpoints= Chassis weight cost + hardpointcostbyweight*hardpointamount%</text:p>
          </table:table-cell>
          <table:table-cell table:style-name="Default" table:number-columns-repeated="2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string" calcext:value-type="string">
            <text:p>Light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PA 100%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string" calcext:value-type="string">
            <text:p>Medium</text:p>
          </table:table-cell>
          <table:table-cell table:number-columns-repeated="4"/>
          <table:table-cell table:style-name="Default"/>
          <table:table-cell office:value-type="string" calcext:value-type="string">
            <text:p>Primitive -5%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string" calcext:value-type="string">
            <text:p>Heavy</text:p>
          </table:table-cell>
          <table:table-cell table:number-columns-repeated="4"/>
          <table:table-cell table:style-name="Default"/>
          <table:table-cell office:value-type="string" calcext:value-type="string">
            <text:p>Pirate 0%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Assault</text:p>
          </table:table-cell>
          <table:table-cell table:number-columns-repeated="4"/>
          <table:table-cell table:style-name="Default"/>
          <table:table-cell office:value-type="string" calcext:value-type="string">
            <text:p>JK heros 10%</text:p>
          </table:table-cell>
          <table:table-cell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Default" office:value-type="string" calcext:value-type="string">
            <text:p>ChassisDef</text:p>
          </table:table-cell>
          <table:table-cell table:style-name="Default" office:value-type="string" calcext:value-type="string">
            <text:p>Mechdef</text:p>
          </table:table-cell>
          <table:table-cell table:style-name="Default" office:value-type="string" calcext:value-type="string">
            <text:p>SimGamePart</text:p>
          </table:table-cell>
        </table:table-row>
        <table:table-row table:style-name="ro1">
          <table:table-cell office:value-type="string" calcext:value-type="string">
            <text:p>tons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formula="of:=([.A3]+(3000*[.A11]))" office:value-type="float" office:value="25000" calcext:value-type="float">
            <text:p>25000</text:p>
          </table:table-cell>
          <table:table-cell/>
          <table:table-cell table:formula="of:=([.C11]+([.E5]*100))*((1+([.E5]/100)))" office:value-type="float" office:value="30856" calcext:value-type="float">
            <text:p>30856</text:p>
          </table:table-cell>
          <table:table-cell/>
          <table:table-cell table:formula="of:=[.E11]*(1+([.G5]/100))" office:value-type="float" office:value="33941.6" calcext:value-type="float">
            <text:p>33942</text:p>
          </table:table-cell>
          <table:table-cell table:number-columns-repeated="2"/>
          <table:table-cell table:formula="of:=[.G11]*10" office:value-type="float" office:value="339416" calcext:value-type="float">
            <text:p>339416</text:p>
          </table:table-cell>
          <table:table-cell table:formula="of:=[.G11]*2" office:value-type="float" office:value="67883.2" calcext:value-type="float">
            <text:p>67883</text:p>
          </table:table-cell>
          <table:table-cell table:formula="of:=[.J11]/5" office:value-type="float" office:value="67883.2" calcext:value-type="float">
            <text:p>678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formula="of:=(([.A3]+(3000*[.A12])))" office:value-type="float" office:value="40000" calcext:value-type="float">
            <text:p>40000</text:p>
          </table:table-cell>
          <table:table-cell/>
          <table:table-cell table:formula="of:=([.C12]+([.E5]*100))*((1+([.E5]/100)))" office:value-type="float" office:value="48256" calcext:value-type="float">
            <text:p>48256</text:p>
          </table:table-cell>
          <table:table-cell/>
          <table:table-cell table:formula="of:=[.E12]*(1+([.G5]/100))" office:value-type="float" office:value="53081.6" calcext:value-type="float">
            <text:p>53082</text:p>
          </table:table-cell>
          <table:table-cell table:number-columns-repeated="2"/>
          <table:table-cell table:formula="of:=[.G12]*10" office:value-type="float" office:value="530816" calcext:value-type="float">
            <text:p>530816</text:p>
          </table:table-cell>
          <table:table-cell table:formula="of:=[.G12]*2" office:value-type="float" office:value="106163.2" calcext:value-type="float">
            <text:p>106163</text:p>
          </table:table-cell>
          <table:table-cell table:formula="of:=[.J12]/5" office:value-type="float" office:value="106163.2" calcext:value-type="float">
            <text:p>10616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formula="of:=(([.A3]+(3000*[.A13])))" office:value-type="float" office:value="55000" calcext:value-type="float">
            <text:p>55000</text:p>
          </table:table-cell>
          <table:table-cell/>
          <table:table-cell table:formula="of:=([.C13]+([.E5]*100))*((1+([.E5]/100)))" office:value-type="float" office:value="65656" calcext:value-type="float">
            <text:p>65656</text:p>
          </table:table-cell>
          <table:table-cell/>
          <table:table-cell table:formula="of:=[.E13]*(1+([.G5]/100))" office:value-type="float" office:value="72221.6" calcext:value-type="float">
            <text:p>72222</text:p>
          </table:table-cell>
          <table:table-cell table:number-columns-repeated="2"/>
          <table:table-cell table:formula="of:=[.G13]*10" office:value-type="float" office:value="722216" calcext:value-type="float">
            <text:p>722216</text:p>
          </table:table-cell>
          <table:table-cell table:formula="of:=[.G13]*2" office:value-type="float" office:value="144443.2" calcext:value-type="float">
            <text:p>144443</text:p>
          </table:table-cell>
          <table:table-cell table:formula="of:=[.J13]/5" office:value-type="float" office:value="144443.2" calcext:value-type="float">
            <text:p>14444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formula="of:=(([.A5]+(4000*[.A14])))" office:value-type="float" office:value="120000" calcext:value-type="float">
            <text:p>120000</text:p>
          </table:table-cell>
          <table:table-cell/>
          <table:table-cell table:formula="of:=([.C14]+([.E5]*200))*((1+([.E5]/100)))" office:value-type="float" office:value="142912" calcext:value-type="float">
            <text:p>142912</text:p>
          </table:table-cell>
          <table:table-cell/>
          <table:table-cell table:formula="of:=[.E14]*(1+([.G5]/100))" office:value-type="float" office:value="157203.2" calcext:value-type="float">
            <text:p>157203</text:p>
          </table:table-cell>
          <table:table-cell table:number-columns-repeated="2"/>
          <table:table-cell table:formula="of:=[.G14]*10" office:value-type="float" office:value="1572032" calcext:value-type="float">
            <text:p>1572032</text:p>
          </table:table-cell>
          <table:table-cell table:formula="of:=[.G14]*2" office:value-type="float" office:value="314406.4" calcext:value-type="float">
            <text:p>314406</text:p>
          </table:table-cell>
          <table:table-cell table:formula="of:=[.J14]/5" office:value-type="float" office:value="314406.4" calcext:value-type="float">
            <text:p>31440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formula="of:=(([.A5]+(4000*[.A15])))" office:value-type="float" office:value="140000" calcext:value-type="float">
            <text:p>140000</text:p>
          </table:table-cell>
          <table:table-cell/>
          <table:table-cell table:formula="of:=([.C15]+([.E5]*200))*((1+([.E5]/100)))" office:value-type="float" office:value="166112" calcext:value-type="float">
            <text:p>166112</text:p>
          </table:table-cell>
          <table:table-cell/>
          <table:table-cell table:formula="of:=[.E15]*(1+([.G5]/100))" office:value-type="float" office:value="182723.2" calcext:value-type="float">
            <text:p>182723</text:p>
          </table:table-cell>
          <table:table-cell table:number-columns-repeated="2"/>
          <table:table-cell table:formula="of:=[.G15]*10" office:value-type="float" office:value="1827232" calcext:value-type="float">
            <text:p>1827232</text:p>
          </table:table-cell>
          <table:table-cell table:formula="of:=[.G15]*2" office:value-type="float" office:value="365446.4" calcext:value-type="float">
            <text:p>365446</text:p>
          </table:table-cell>
          <table:table-cell table:formula="of:=[.J15]/5" office:value-type="float" office:value="365446.4" calcext:value-type="float">
            <text:p>36544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formula="of:=(([.A5]+(4000*[.A16])))" office:value-type="float" office:value="160000" calcext:value-type="float">
            <text:p>160000</text:p>
          </table:table-cell>
          <table:table-cell/>
          <table:table-cell table:formula="of:=([.C16]+([.E5]*200))*((1+([.E5]/100)))" office:value-type="float" office:value="189312" calcext:value-type="float">
            <text:p>189312</text:p>
          </table:table-cell>
          <table:table-cell/>
          <table:table-cell table:formula="of:=[.E16]*(1+([.G5]/100))" office:value-type="float" office:value="208243.2" calcext:value-type="float">
            <text:p>208243</text:p>
          </table:table-cell>
          <table:table-cell table:number-columns-repeated="2"/>
          <table:table-cell table:formula="of:=[.G16]*10" office:value-type="float" office:value="2082432" calcext:value-type="float">
            <text:p>2082432</text:p>
          </table:table-cell>
          <table:table-cell table:formula="of:=[.G16]*2" office:value-type="float" office:value="416486.4" calcext:value-type="float">
            <text:p>416486</text:p>
          </table:table-cell>
          <table:table-cell table:formula="of:=[.J16]/5" office:value-type="float" office:value="416486.4" calcext:value-type="float">
            <text:p>41648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table:formula="of:=(([.A5]+(4000*[.A17])))" office:value-type="float" office:value="180000" calcext:value-type="float">
            <text:p>180000</text:p>
          </table:table-cell>
          <table:table-cell/>
          <table:table-cell table:formula="of:=([.C17]+([.E5]*200))*((1+([.E5]/100)))" office:value-type="float" office:value="212512" calcext:value-type="float">
            <text:p>212512</text:p>
          </table:table-cell>
          <table:table-cell/>
          <table:table-cell table:formula="of:=[.E17]*(1+([.G5]/100))" office:value-type="float" office:value="233763.2" calcext:value-type="float">
            <text:p>233763</text:p>
          </table:table-cell>
          <table:table-cell table:number-columns-repeated="2"/>
          <table:table-cell table:formula="of:=[.G17]*10" office:value-type="float" office:value="2337632" calcext:value-type="float">
            <text:p>2337632</text:p>
          </table:table-cell>
          <table:table-cell table:formula="of:=[.G17]*2" office:value-type="float" office:value="467526.4" calcext:value-type="float">
            <text:p>467526</text:p>
          </table:table-cell>
          <table:table-cell table:formula="of:=[.J17]/5" office:value-type="float" office:value="467526.4" calcext:value-type="float">
            <text:p>46752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table:formula="of:=(([.A6]+(6000*[.A18])))" office:value-type="float" office:value="300000" calcext:value-type="float">
            <text:p>300000</text:p>
          </table:table-cell>
          <table:table-cell/>
          <table:table-cell table:formula="of:=([.C18]+([.E5]*400))*((1+([.E5]/100)))" office:value-type="float" office:value="355424" calcext:value-type="float">
            <text:p>355424</text:p>
          </table:table-cell>
          <table:table-cell/>
          <table:table-cell table:formula="of:=[.E18]*(1+([.G5]/100))" office:value-type="float" office:value="390966.4" calcext:value-type="float">
            <text:p>390966</text:p>
          </table:table-cell>
          <table:table-cell table:number-columns-repeated="2"/>
          <table:table-cell table:formula="of:=[.G18]*10" office:value-type="float" office:value="3909664" calcext:value-type="float">
            <text:p>3909664</text:p>
          </table:table-cell>
          <table:table-cell table:formula="of:=[.G18]*2" office:value-type="float" office:value="781932.8" calcext:value-type="float">
            <text:p>781933</text:p>
          </table:table-cell>
          <table:table-cell table:formula="of:=[.J18]/5" office:value-type="float" office:value="781932.8" calcext:value-type="float">
            <text:p>78193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table:formula="of:=(([.A6]+(6000*[.A19])))" office:value-type="float" office:value="330000" calcext:value-type="float">
            <text:p>330000</text:p>
          </table:table-cell>
          <table:table-cell/>
          <table:table-cell table:formula="of:=([.C19]+([.E5]*400))*((1+([.E5]/100)))" office:value-type="float" office:value="390224" calcext:value-type="float">
            <text:p>390224</text:p>
          </table:table-cell>
          <table:table-cell/>
          <table:table-cell table:formula="of:=[.E19]*(1+([.G5]/100))" office:value-type="float" office:value="429246.4" calcext:value-type="float">
            <text:p>429246</text:p>
          </table:table-cell>
          <table:table-cell table:number-columns-repeated="2"/>
          <table:table-cell table:formula="of:=[.G19]*10" office:value-type="float" office:value="4292464" calcext:value-type="float">
            <text:p>4292464</text:p>
          </table:table-cell>
          <table:table-cell table:formula="of:=[.G19]*2" office:value-type="float" office:value="858492.8" calcext:value-type="float">
            <text:p>858493</text:p>
          </table:table-cell>
          <table:table-cell table:formula="of:=[.J19]/5" office:value-type="float" office:value="858492.8" calcext:value-type="float">
            <text:p>85849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formula="of:=(([.A6]+(6000*[.A20])))" office:value-type="float" office:value="360000" calcext:value-type="float">
            <text:p>360000</text:p>
          </table:table-cell>
          <table:table-cell/>
          <table:table-cell table:formula="of:=([.C20]+([.E5]*400))*((1+([.E5]/100)))" office:value-type="float" office:value="425024" calcext:value-type="float">
            <text:p>425024</text:p>
          </table:table-cell>
          <table:table-cell/>
          <table:table-cell table:formula="of:=[.E20]*(1+([.G5]/100))" office:value-type="float" office:value="467526.4" calcext:value-type="float">
            <text:p>467526</text:p>
          </table:table-cell>
          <table:table-cell table:number-columns-repeated="2"/>
          <table:table-cell table:formula="of:=[.G20]*10" office:value-type="float" office:value="4675264" calcext:value-type="float">
            <text:p>4675264</text:p>
          </table:table-cell>
          <table:table-cell table:formula="of:=[.G20]*2" office:value-type="float" office:value="935052.8" calcext:value-type="float">
            <text:p>935053</text:p>
          </table:table-cell>
          <table:table-cell table:formula="of:=[.J20]/5" office:value-type="float" office:value="935052.8" calcext:value-type="float">
            <text:p>93505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table:formula="of:=(([.A6]+(6000*[.A21])))" office:value-type="float" office:value="390000" calcext:value-type="float">
            <text:p>390000</text:p>
          </table:table-cell>
          <table:table-cell/>
          <table:table-cell table:formula="of:=([.C21]+([.E5]*400))*((1+([.E5]/100)))" office:value-type="float" office:value="459824" calcext:value-type="float">
            <text:p>459824</text:p>
          </table:table-cell>
          <table:table-cell/>
          <table:table-cell table:formula="of:=[.E21]*(1+([.G5]/100))" office:value-type="float" office:value="505806.4" calcext:value-type="float">
            <text:p>505806</text:p>
          </table:table-cell>
          <table:table-cell table:number-columns-repeated="2"/>
          <table:table-cell table:formula="of:=[.G21]*10" office:value-type="float" office:value="5058064" calcext:value-type="float">
            <text:p>5058064</text:p>
          </table:table-cell>
          <table:table-cell table:formula="of:=[.G21]*2" office:value-type="float" office:value="1011612.8" calcext:value-type="float">
            <text:p>1011613</text:p>
          </table:table-cell>
          <table:table-cell table:formula="of:=[.J21]/5" office:value-type="float" office:value="1011612.8" calcext:value-type="float">
            <text:p>101161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table:formula="of:=(([.A7]+(8000*[.A22])))" office:value-type="float" office:value="560000" calcext:value-type="float">
            <text:p>560000</text:p>
          </table:table-cell>
          <table:table-cell/>
          <table:table-cell table:formula="of:=([.C22]+([.E5]*600))*((1+([.E5]/100)))" office:value-type="float" office:value="660736" calcext:value-type="float">
            <text:p>660736</text:p>
          </table:table-cell>
          <table:table-cell/>
          <table:table-cell table:formula="of:=[.E22]*(1+([.G5]/100))" office:value-type="float" office:value="726809.6" calcext:value-type="float">
            <text:p>726810</text:p>
          </table:table-cell>
          <table:table-cell table:number-columns-repeated="2"/>
          <table:table-cell table:formula="of:=[.G22]*10" office:value-type="float" office:value="7268096" calcext:value-type="float">
            <text:p>7268096</text:p>
          </table:table-cell>
          <table:table-cell table:formula="of:=[.G22]*2" office:value-type="float" office:value="1453619.2" calcext:value-type="float">
            <text:p>1453619</text:p>
          </table:table-cell>
          <table:table-cell table:formula="of:=[.J22]/5" office:value-type="float" office:value="1453619.2" calcext:value-type="float">
            <text:p>145361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table:formula="of:=(([.A7]+(8000*[.A23])))" office:value-type="float" office:value="600000" calcext:value-type="float">
            <text:p>600000</text:p>
          </table:table-cell>
          <table:table-cell/>
          <table:table-cell table:formula="of:=([.C23]+([.E5]*600))*((1+([.E5]/100)))" office:value-type="float" office:value="707136" calcext:value-type="float">
            <text:p>707136</text:p>
          </table:table-cell>
          <table:table-cell/>
          <table:table-cell table:formula="of:=[.E23]*(1+([.G5]/100))" office:value-type="float" office:value="777849.6" calcext:value-type="float">
            <text:p>777850</text:p>
          </table:table-cell>
          <table:table-cell table:number-columns-repeated="2"/>
          <table:table-cell table:formula="of:=[.G23]*10" office:value-type="float" office:value="7778496" calcext:value-type="float">
            <text:p>7778496</text:p>
          </table:table-cell>
          <table:table-cell table:formula="of:=[.G23]*2" office:value-type="float" office:value="1555699.2" calcext:value-type="float">
            <text:p>1555699</text:p>
          </table:table-cell>
          <table:table-cell table:formula="of:=[.J23]/5" office:value-type="float" office:value="1555699.2" calcext:value-type="float">
            <text:p>155569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table:formula="of:=(([.A7]+(8000*[.A24])))" office:value-type="float" office:value="640000" calcext:value-type="float">
            <text:p>640000</text:p>
          </table:table-cell>
          <table:table-cell/>
          <table:table-cell table:formula="of:=([.C24]+([.E5]*600))*((1+([.E5]/100)))" office:value-type="float" office:value="753536" calcext:value-type="float">
            <text:p>753536</text:p>
          </table:table-cell>
          <table:table-cell/>
          <table:table-cell table:formula="of:=[.E24]*(1+([.G5]/100))" office:value-type="float" office:value="828889.6" calcext:value-type="float">
            <text:p>828890</text:p>
          </table:table-cell>
          <table:table-cell table:number-columns-repeated="2"/>
          <table:table-cell table:formula="of:=[.G24]*10" office:value-type="float" office:value="8288896" calcext:value-type="float">
            <text:p>8288896</text:p>
          </table:table-cell>
          <table:table-cell table:formula="of:=[.G24]*2" office:value-type="float" office:value="1657779.2" calcext:value-type="float">
            <text:p>1657779</text:p>
          </table:table-cell>
          <table:table-cell table:formula="of:=[.J24]/5" office:value-type="float" office:value="1657779.2" calcext:value-type="float">
            <text:p>165777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table:formula="of:=(([.A7]+(8000*[.A25])))" office:value-type="float" office:value="680000" calcext:value-type="float">
            <text:p>680000</text:p>
          </table:table-cell>
          <table:table-cell/>
          <table:table-cell table:formula="of:=([.C25]+([.E5]*600))*((1+([.E5]/100)))" office:value-type="float" office:value="799936" calcext:value-type="float">
            <text:p>799936</text:p>
          </table:table-cell>
          <table:table-cell/>
          <table:table-cell table:formula="of:=[.E25]*(1+([.G5]/100))" office:value-type="float" office:value="879929.6" calcext:value-type="float">
            <text:p>879930</text:p>
          </table:table-cell>
          <table:table-cell table:number-columns-repeated="2"/>
          <table:table-cell table:formula="of:=[.G25]*10" office:value-type="float" office:value="8799296" calcext:value-type="float">
            <text:p>8799296</text:p>
          </table:table-cell>
          <table:table-cell table:formula="of:=[.G25]*2" office:value-type="float" office:value="1759859.2" calcext:value-type="float">
            <text:p>1759859</text:p>
          </table:table-cell>
          <table:table-cell table:formula="of:=[.J25]/5" office:value-type="float" office:value="1759859.2" calcext:value-type="float">
            <text:p>175985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table:formula="of:=(([.A8]+(10000*[.A26])))" office:value-type="float" office:value="900000" calcext:value-type="float">
            <text:p>900000</text:p>
          </table:table-cell>
          <table:table-cell/>
          <table:table-cell table:formula="of:=([.C26]+([.E5]*800))*((1+([.E5]/100)))" office:value-type="float" office:value="1058848" calcext:value-type="float">
            <text:p>1058848</text:p>
          </table:table-cell>
          <table:table-cell/>
          <table:table-cell table:formula="of:=[.E26]*(1+([.G5]/100))" office:value-type="float" office:value="1164732.8" calcext:value-type="float">
            <text:p>1164733</text:p>
          </table:table-cell>
          <table:table-cell table:number-columns-repeated="2"/>
          <table:table-cell table:formula="of:=[.G26]*10" office:value-type="float" office:value="11647328" calcext:value-type="float">
            <text:p>11647328</text:p>
          </table:table-cell>
          <table:table-cell table:formula="of:=[.G26]*2" office:value-type="float" office:value="2329465.6" calcext:value-type="float">
            <text:p>2329466</text:p>
          </table:table-cell>
          <table:table-cell table:formula="of:=[.J26]/5" office:value-type="float" office:value="2329465.6" calcext:value-type="float">
            <text:p>232946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table:formula="of:=(([.A8]+(10000*[.A27])))" office:value-type="float" office:value="950000" calcext:value-type="float">
            <text:p>950000</text:p>
          </table:table-cell>
          <table:table-cell/>
          <table:table-cell table:formula="of:=([.C27]+([.E5]*800))*((1+([.E5]/100)))" office:value-type="float" office:value="1116848" calcext:value-type="float">
            <text:p>1116848</text:p>
          </table:table-cell>
          <table:table-cell/>
          <table:table-cell table:formula="of:=[.E27]*(1+([.G5]/100))" office:value-type="float" office:value="1228532.8" calcext:value-type="float">
            <text:p>1228533</text:p>
          </table:table-cell>
          <table:table-cell table:number-columns-repeated="2"/>
          <table:table-cell table:formula="of:=[.G27]*10" office:value-type="float" office:value="12285328" calcext:value-type="float">
            <text:p>12285328</text:p>
          </table:table-cell>
          <table:table-cell table:formula="of:=[.G27]*2" office:value-type="float" office:value="2457065.6" calcext:value-type="float">
            <text:p>2457066</text:p>
          </table:table-cell>
          <table:table-cell table:formula="of:=[.J27]/5" office:value-type="float" office:value="2457065.6" calcext:value-type="float">
            <text:p>245706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table:formula="of:=(([.A8]+(10000*[.A28])))" office:value-type="float" office:value="1000000" calcext:value-type="float">
            <text:p>1000000</text:p>
          </table:table-cell>
          <table:table-cell/>
          <table:table-cell table:formula="of:=([.C28]+([.E5]*800))*((1+([.E5]/100)))" office:value-type="float" office:value="1174848" calcext:value-type="float">
            <text:p>1174848</text:p>
          </table:table-cell>
          <table:table-cell/>
          <table:table-cell table:formula="of:=[.E28]*(1+([.G5]/100))" office:value-type="float" office:value="1292332.8" calcext:value-type="float">
            <text:p>1292333</text:p>
          </table:table-cell>
          <table:table-cell table:number-columns-repeated="2"/>
          <table:table-cell table:formula="of:=[.G28]*10" office:value-type="float" office:value="12923328" calcext:value-type="float">
            <text:p>12923328</text:p>
          </table:table-cell>
          <table:table-cell table:formula="of:=[.G28]*2" office:value-type="float" office:value="2584665.6" calcext:value-type="float">
            <text:p>2584666</text:p>
          </table:table-cell>
          <table:table-cell table:formula="of:=[.J28]/5" office:value-type="float" office:value="2584665.6" calcext:value-type="float">
            <text:p>258466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table:formula="of:=(([.A8]+(10000*[.A29])))" office:value-type="float" office:value="1050000" calcext:value-type="float">
            <text:p>1050000</text:p>
          </table:table-cell>
          <table:table-cell/>
          <table:table-cell table:formula="of:=([.C29]+([.E5]*800))*((1+([.E5]/100)))" office:value-type="float" office:value="1232848" calcext:value-type="float">
            <text:p>1232848</text:p>
          </table:table-cell>
          <table:table-cell/>
          <table:table-cell table:formula="of:=[.E29]*(1+([.G5]/100))" office:value-type="float" office:value="1356132.8" calcext:value-type="float">
            <text:p>1356133</text:p>
          </table:table-cell>
          <table:table-cell table:number-columns-repeated="2"/>
          <table:table-cell table:formula="of:=[.G29]*10" office:value-type="float" office:value="13561328" calcext:value-type="float">
            <text:p>13561328</text:p>
          </table:table-cell>
          <table:table-cell table:formula="of:=[.G29]*2" office:value-type="float" office:value="2712265.6" calcext:value-type="float">
            <text:p>2712266</text:p>
          </table:table-cell>
          <table:table-cell table:formula="of:=[.J29]/5" office:value-type="float" office:value="2712265.6" calcext:value-type="float">
            <text:p>271226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table:formula="of:=(([.A8]+(10000*[.A30])))" office:value-type="float" office:value="1100000" calcext:value-type="float">
            <text:p>1100000</text:p>
          </table:table-cell>
          <table:table-cell/>
          <table:table-cell table:formula="of:=([.C30]+([.E5]*800))*((1+([.E5]/100)))" office:value-type="float" office:value="1290848" calcext:value-type="float">
            <text:p>1290848</text:p>
          </table:table-cell>
          <table:table-cell/>
          <table:table-cell table:formula="of:=[.E30]*(1+([.G5]/100))" office:value-type="float" office:value="1419932.8" calcext:value-type="float">
            <text:p>1419933</text:p>
          </table:table-cell>
          <table:table-cell table:number-columns-repeated="2"/>
          <table:table-cell table:formula="of:=[.G30]*10" office:value-type="float" office:value="14199328" calcext:value-type="float">
            <text:p>14199328</text:p>
          </table:table-cell>
          <table:table-cell table:formula="of:=[.G30]*2" office:value-type="float" office:value="2839865.6" calcext:value-type="float">
            <text:p>2839866</text:p>
          </table:table-cell>
          <table:table-cell table:formula="of:=[.J30]/5" office:value-type="float" office:value="2839865.6" calcext:value-type="float">
            <text:p>2839866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1">00/00/0000</text:date>, <text:time style:data-style-name="N2" text:time-value="21:31:31.740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2T20:23:21.89</meta:creation-date>
    <dc:date>2019-04-11T23:05:00.361000000</dc:date>
    <meta:editing-duration>P2DT20H11M15S</meta:editing-duration>
    <meta:editing-cycles>16</meta:editing-cycles>
    <meta:generator>LibreOffice/6.2.2.2$Windows_X86_64 LibreOffice_project/2b840030fec2aae0fd2658d8d4f9548af4e3518d</meta:generator>
    <meta:document-statistic meta:table-count="3" meta:cell-count="170" meta:object-count="0"/>
  </office:meta>
</office:document-meta>
</file>